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8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4.653cm"/>
    </style:style>
    <style:style style:name="co4" style:family="table-column">
      <style:table-column-properties fo:break-before="auto" style:column-width="7.331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639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058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2.447cm"/>
    </style:style>
    <style:style style:name="co12" style:family="table-column">
      <style:table-column-properties fo:break-before="auto" style:column-width="1.081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5.276cm"/>
    </style:style>
    <style:style style:name="co15" style:family="table-column">
      <style:table-column-properties fo:break-before="auto" style:column-width="7.969cm"/>
    </style:style>
    <style:style style:name="co16" style:family="table-column">
      <style:table-column-properties fo:break-before="auto" style:column-width="6.304cm"/>
    </style:style>
    <style:style style:name="co17" style:family="table-column">
      <style:table-column-properties fo:break-before="auto" style:column-width="6.025cm"/>
    </style:style>
    <style:style style:name="co18" style:family="table-column">
      <style:table-column-properties fo:break-before="auto" style:column-width="6.08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ext-properties fo:color="#00cc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MAP par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race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primitives</text:p>
          </table:table-cell>
          <table:table-cell office:value-type="string">
            <text:p>CellGlobalIdOrServiceAreaIdFixedLength</text:p>
          </table:table-cell>
          <table:table-cell table:number-columns-repeated="8" office:value-type="string">
            <text:p>+</text:p>
          </table:table-cell>
        </table:table-row>
        <table:table-row table:style-name="ro1">
          <table:table-cell table:number-columns-repeated="3"/>
          <table:table-cell office:value-type="string">
            <text:p>CellGlobalIdOrServiceAreaIdOrLAI</text:p>
          </table:table-cell>
          <table:table-cell table:number-columns-repeated="4" office:value-type="string">
            <text:p>+</text:p>
          </table:table-cell>
          <table:table-cell/>
          <table:table-cell table:number-columns-repeated="2" office:value-type="string">
            <text:p>+</text:p>
          </table:table-cell>
          <table:table-cell table:style-name="ce3"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IMSI</text:p>
          </table:table-cell>
          <table:table-cell table:number-columns-repeated="7" office:value-type="string">
            <text:p>+</text:p>
          </table:table-cell>
          <table:table-cell office:value-type="string">
            <text:p>!!!:MCC-MNC-MSIN</text:p>
          </table:table-cell>
        </table:table-row>
        <table:table-row table:style-name="ro1">
          <table:table-cell table:number-columns-repeated="3"/>
          <table:table-cell office:value-type="string">
            <text:p>LAIFixedLength</text:p>
          </table:table-cell>
          <table:table-cell table:number-columns-repeated="8" office:value-type="string">
            <text:p>+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ms</text:p>
          </table:table-cell>
          <table:table-cell office:value-type="string">
            <text:p>SmsSignalInfo</text:p>
          </table:table-cell>
          <table:table-cell table:number-columns-repeated="3" office:value-type="string">
            <text:p>+</text:p>
          </table:table-cell>
          <table:table-cell office:value-type="string">
            <text:p>"-+"</text:p>
          </table:table-cell>
          <table:table-cell table:number-columns-repeated="2"/>
          <table:table-cell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msTpdu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M_RP_SMEA</text:p>
          </table:table-cell>
          <table:table-cell table:number-columns-repeated="3" office:value-type="string">
            <text:p>+</text:p>
          </table:table-cell>
          <table:table-cell office:value-type="string">
            <text:p>"-+"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MT-ForwardSM-Req</text:p>
          </table:table-cell>
          <table:table-cell office:value-type="string">
            <text:p>adding 2 par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RoutingInfoForSM-Res</text:p>
          </table:table-cell>
          <table:table-cell office:value-type="string">
            <text:p>adding 1 par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RoutingInfoForSM-Req</text:p>
          </table:table-cell>
          <table:table-cell office:value-type="string">
            <text:p>adding 2 par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ReportSM-DeliveryStatusReq</text:p>
          </table:table-cell>
          <table:table-cell office:value-type="string">
            <text:p>adding 2 par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Mt-forwardSM-VGCS</text:p>
          </table:table-cell>
          <table:table-cell office:value-type="string">
            <text:p>new oper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noteSubscriberPresent</text:p>
          </table:table-cell>
          <table:table-cell office:value-type="string">
            <text:p>new oper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readyForSM</text:p>
          </table:table-cell>
          <table:table-cell office:value-type="string">
            <text:p>new oper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2">
          <table:table-cell/>
          <table:table-cell office:value-type="string">
            <text:p>map</text:p>
          </table:table-cell>
          <table:table-cell office:value-type="string">
            <text:p>smstpdu</text:p>
          </table:table-cell>
          <table:table-cell table:style-name="ce2" office:value-type="string">
            <text:p>SmsCommand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table:style-name="ce2" office:value-type="string">
            <text:p>SmsDeliverReport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table:style-name="ce2" office:value-type="string">
            <text:p>SmsDeliver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table:style-name="ce2" office:value-type="string">
            <text:p>SmsStatusReport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table:style-name="ce2" office:value-type="string">
            <text:p>SmsSubmitReport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table:style-name="ce2" office:value-type="string">
            <text:p>SmsSubmit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mstpdu – parameters</text:p>
          </table:table-cell>
          <table:table-cell table:style-name="ce2" office:value-type="string">
            <text:p>AbsoluteTimeStam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AddressField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ommandData</text:p>
          </table:table-cell>
          <table:table-cell table:number-columns-repeated="3" office:value-type="string">
            <text:p>+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!!!: byte[] fields with commands not implemented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ommandType</text:p>
          </table:table-cell>
          <table:table-cell table:number-columns-repeated="3" office:value-type="string">
            <text:p>+</text:p>
          </table:table-cell>
          <table:table-cell table:number-columns-repeated="3"/>
          <table:table-cell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DataCodingScheme</text:p>
          </table:table-cell>
          <table:table-cell table:number-columns-repeated="3" office:value-type="string">
            <text:p>+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!!!: message classes, indication groups, encoding, compression</text:p>
          </table:table-cell>
        </table:table-row>
        <table:table-row table:style-name="ro1">
          <table:table-cell table:number-columns-repeated="3"/>
          <table:table-cell table:style-name="ce2" office:value-type="string">
            <text:p>FailureCause</text:p>
          </table:table-cell>
          <table:table-cell table:number-columns-repeated="3" office:value-type="string">
            <text:p>+</text:p>
          </table:table-cell>
          <table:table-cell table:number-columns-repeated="3"/>
          <table:table-cell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ParameterIndicator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-</text:p>
          </table:table-cell>
          <table:table-cell table:number-columns-repeated="3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ProtocolIdentifi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tatus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UserDataHead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UserData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P</text:p>
          </table:table-cell>
        </table:table-row>
        <table:table-row table:style-name="ro1">
          <table:table-cell table:number-columns-repeated="3"/>
          <table:table-cell table:style-name="ce2" office:value-type="string">
            <text:p>ValidityEnhancedFormatData</text:p>
          </table:table-cell>
          <table:table-cell table:number-columns-repeated="3" office:value-type="string">
            <text:p>+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>
            <text:p>ValidityPeriod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P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mstpdu – userDataCenter</text:p>
          </table:table-cell>
          <table:table-cell table:style-name="ce2" office:value-type="string">
            <text:p>ConcatenatedShortMessagesIdentifi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Gsm7NationalLanguageIdentifier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callhandling</text:p>
          </table:table-cell>
          <table:table-cell office:value-type="string">
            <text:p>CallReferenceNumber</text:p>
          </table:table-cell>
          <table:table-cell office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ubscriberInformation</text:p>
          </table:table-cell>
          <table:table-cell office:value-type="string">
            <text:p>LocationInformation</text:p>
          </table:table-cell>
          <table:table-cell office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LocationNumber</text:p>
          </table:table-cell>
          <table:table-cell office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SubscriberState</text:p>
          </table:table-cell>
          <table:table-cell office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ubscriberManagement</text:p>
          </table:table-cell>
          <table:table-cell office:value-type="string">
            <text:p>ExtBasicServiceCode</text:p>
          </table:table-cell>
          <table:table-cell office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ExtBearerServiceCode</text:p>
          </table:table-cell>
          <table:table-cell office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ExtTeleserviceCode</text:p>
          </table:table-cell>
          <table:table-cell office:value-type="string">
            <text:p>+</text:p>
          </table:table-cell>
          <table:table-cell table:number-columns-repeated="7"/>
        </table:table-row>
        <table:table-row table:style-name="ro1" table:number-rows-repeated="6548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NAP - param" table:style-name="ta1"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inap</text:p>
          </table:table-cell>
          <table:table-cell office:value-type="string">
            <text:p>primitives</text:p>
          </table:table-cell>
          <table:table-cell office:value-type="string">
            <text:p>LegID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MiscCallInfo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 table:number-rows-repeated="65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P - param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cap</text:p>
          </table:table-cell>
          <table:table-cell office:value-type="string">
            <text:p>dialog</text:p>
          </table:table-cell>
          <table:table-cell office:value-type="string">
            <text:p>CAPGprsReferenceNumbe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APAsnPrimitive</text:p>
          </table:table-cell>
          <table:table-cell table:number-columns-repeated="3" office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siBcsm</text:p>
          </table:table-cell>
          <table:table-cell office:value-type="string">
            <text:p>RouteSelectFailureSpecificInfo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primitives</text:p>
          </table:table-cell>
          <table:table-cell office:value-type="string">
            <text:p>BCSMEvent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ause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AMELAChBillingChargingCharacteristics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alledPartyBCDNumber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ateAndTime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ceivingSideID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endingSideID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imeAndTimezone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ircuitSwitchedCall.primitive</text:p>
          </table:table-cell>
          <table:table-cell office:value-type="string">
            <text:p>BearerCapability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estinationRoutingAddress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EventSpecificInformationBCSM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InitialDPArgExtens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questedInform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imeDurationChargingResult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imeIfTariffSwitch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imeInform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ircuitSwitchedCall</text:p>
          </table:table-cell>
          <table:table-cell office:value-type="string">
            <text:p>ApplyChargingReport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pplyCharging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pplyChargingReport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allInformationReport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questReportBCSMEvent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easeCall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InitialDP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EventReportBCSM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ontinue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onnect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 table:number-rows-repeated="6549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P - operation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not yet implemented</text:p>
          </table:table-cell>
          <table:table-cell/>
        </table:table-row>
        <table:table-row table:style-name="ro1">
          <table:table-cell/>
          <table:table-cell table:style-name="ce4" office:value-type="string">
            <text:p>implementing</text:p>
          </table:table-cell>
          <table:table-cell/>
        </table:table-row>
        <table:table-row table:style-name="ro1">
          <table:table-cell/>
          <table:table-cell table:style-name="ce8" office:value-type="string">
            <text:p>partly implemented</text:p>
          </table:table-cell>
          <table:table-cell/>
        </table:table-row>
        <table:table-row table:style-name="ro1">
          <table:table-cell/>
          <table:table-cell table:style-name="ce9" office:value-type="string">
            <text:p>fully implemente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AP V2 circuitSwitchedCall ACNs:</text:p>
          </table:table-cell>
          <table:table-cell office:value-type="string">
            <text:p>capssf-scfGenericAC</text:p>
          </table:table-cell>
          <table:table-cell/>
        </table:table-row>
        <table:table-row table:style-name="ro1">
          <table:table-cell/>
          <table:table-cell office:value-type="string">
            <text:p>capssf-scfAssistHandoffAC</text:p>
          </table:table-cell>
          <table:table-cell/>
        </table:table-row>
        <table:table-row table:style-name="ro1">
          <table:table-cell/>
          <table:table-cell office:value-type="string">
            <text:p>gsmSRF-gsmSCF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AP V2 operations:</text:p>
          </table:table-cell>
          <table:table-cell office:value-type="string">
            <text:p>Parameters: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initialDP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serviceKey</text:p>
          </table:table-cell>
          <table:table-cell table:style-name="ce9" office:value-type="string">
            <text:p>ServiceKey</text:p>
          </table:table-cell>
        </table:table-row>
        <table:table-row table:style-name="ro1">
          <table:table-cell/>
          <table:table-cell office:value-type="string">
            <text:p>calledPartyNumber</text:p>
          </table:table-cell>
          <table:table-cell table:style-name="ce4" office:value-type="string">
            <text:p>CalledPartyNumber</text:p>
          </table:table-cell>
        </table:table-row>
        <table:table-row table:style-name="ro1">
          <table:table-cell/>
          <table:table-cell office:value-type="string">
            <text:p>callingPartyNumber</text:p>
          </table:table-cell>
          <table:table-cell table:style-name="ce4" office:value-type="string">
            <text:p>CallingPartyNumber</text:p>
          </table:table-cell>
        </table:table-row>
        <table:table-row table:style-name="ro1">
          <table:table-cell/>
          <table:table-cell office:value-type="string">
            <text:p>callingPartysCategory</text:p>
          </table:table-cell>
          <table:table-cell table:style-name="ce4" office:value-type="string">
            <text:p>CallingPartysCategory</text:p>
          </table:table-cell>
        </table:table-row>
        <table:table-row table:style-name="ro1">
          <table:table-cell/>
          <table:table-cell office:value-type="string">
            <text:p>iPSSPCapabilities</text:p>
          </table:table-cell>
          <table:table-cell office:value-type="string">
            <text:p>IPSSPCapabilities</text:p>
          </table:table-cell>
        </table:table-row>
        <table:table-row table:style-name="ro1">
          <table:table-cell/>
          <table:table-cell office:value-type="string">
            <text:p>locationNumber</text:p>
          </table:table-cell>
          <table:table-cell table:style-name="ce4" office:value-type="string">
            <text:p>LocationNumber</text:p>
          </table:table-cell>
        </table:table-row>
        <table:table-row table:style-name="ro1">
          <table:table-cell/>
          <table:table-cell office:value-type="string">
            <text:p>originalCalledPartyID</text:p>
          </table:table-cell>
          <table:table-cell table:style-name="ce4" office:value-type="string">
            <text:p>OriginalCalledPartyID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/>
          <table:table-cell office:value-type="string">
            <text:p>highLayerCompatibility</text:p>
          </table:table-cell>
          <table:table-cell table:style-name="ce4" office:value-type="string">
            <text:p>HighLayerCompatibility</text:p>
          </table:table-cell>
        </table:table-row>
        <table:table-row table:style-name="ro1">
          <table:table-cell/>
          <table:table-cell office:value-type="string">
            <text:p>additionalCallingPartyNumber</text:p>
          </table:table-cell>
          <table:table-cell office:value-type="string">
            <text:p>AdditionalCallingPartyNumber</text:p>
          </table:table-cell>
        </table:table-row>
        <table:table-row table:style-name="ro1">
          <table:table-cell/>
          <table:table-cell office:value-type="string">
            <text:p>bearerCapability</text:p>
          </table:table-cell>
          <table:table-cell table:style-name="ce4" office:value-type="string">
            <text:p>BearerCapability</text:p>
          </table:table-cell>
        </table:table-row>
        <table:table-row table:style-name="ro1">
          <table:table-cell/>
          <table:table-cell office:value-type="string">
            <text:p>eventTypeBCSM</text:p>
          </table:table-cell>
          <table:table-cell table:style-name="ce4" office:value-type="string">
            <text:p>EventTypeBCSM</text:p>
          </table:table-cell>
        </table:table-row>
        <table:table-row table:style-name="ro1">
          <table:table-cell/>
          <table:table-cell office:value-type="string">
            <text:p>redirectingPartyID</text:p>
          </table:table-cell>
          <table:table-cell table:style-name="ce4" office:value-type="string">
            <text:p>RedirectingPartyID</text:p>
          </table:table-cell>
        </table:table-row>
        <table:table-row table:style-name="ro1">
          <table:table-cell/>
          <table:table-cell office:value-type="string">
            <text:p>redirectionInformation</text:p>
          </table:table-cell>
          <table:table-cell table:style-name="ce4" office:value-type="string">
            <text:p>RedirectionInformation</text:p>
          </table:table-cell>
        </table:table-row>
        <table:table-row table:style-name="ro1">
          <table:table-cell/>
          <table:table-cell office:value-type="string">
            <text:p>iMSI</text:p>
          </table:table-cell>
          <table:table-cell table:style-name="ce9" office:value-type="string">
            <text:p>IMSI</text:p>
          </table:table-cell>
        </table:table-row>
        <table:table-row table:style-name="ro1">
          <table:table-cell/>
          <table:table-cell office:value-type="string">
            <text:p>subscriberState</text:p>
          </table:table-cell>
          <table:table-cell table:style-name="ce4" office:value-type="string">
            <text:p>SubscriberState</text:p>
          </table:table-cell>
        </table:table-row>
        <table:table-row table:style-name="ro1">
          <table:table-cell/>
          <table:table-cell office:value-type="string">
            <text:p>locationInformation</text:p>
          </table:table-cell>
          <table:table-cell table:style-name="ce4" office:value-type="string">
            <text:p>LocationInformation</text:p>
          </table:table-cell>
        </table:table-row>
        <table:table-row table:style-name="ro1">
          <table:table-cell/>
          <table:table-cell office:value-type="string">
            <text:p>ext-basicServiceCode</text:p>
          </table:table-cell>
          <table:table-cell table:style-name="ce4" office:value-type="string">
            <text:p>Ext-BasicServiceCode</text:p>
          </table:table-cell>
        </table:table-row>
        <table:table-row table:style-name="ro1">
          <table:table-cell/>
          <table:table-cell office:value-type="string">
            <text:p>callReferenceNumber</text:p>
          </table:table-cell>
          <table:table-cell table:style-name="ce4" office:value-type="string">
            <text:p>CallReferenceNumber</text:p>
          </table:table-cell>
        </table:table-row>
        <table:table-row table:style-name="ro1">
          <table:table-cell/>
          <table:table-cell office:value-type="string">
            <text:p>mscAddress</text:p>
          </table:table-cell>
          <table:table-cell table:style-name="ce9" office:value-type="string">
            <text:p>ISDN-AddressString</text:p>
          </table:table-cell>
        </table:table-row>
        <table:table-row table:style-name="ro1">
          <table:table-cell/>
          <table:table-cell office:value-type="string">
            <text:p>calledPartyBCDNumber</text:p>
          </table:table-cell>
          <table:table-cell table:style-name="ce4" office:value-type="string">
            <text:p>CalledPartyBCDNumber</text:p>
          </table:table-cell>
        </table:table-row>
        <table:table-row table:style-name="ro1">
          <table:table-cell/>
          <table:table-cell office:value-type="string">
            <text:p>timeAndTimezone</text:p>
          </table:table-cell>
          <table:table-cell table:style-name="ce4" office:value-type="string">
            <text:p>TimeAndTimezone</text:p>
          </table:table-cell>
        </table:table-row>
        <table:table-row table:style-name="ro1">
          <table:table-cell/>
          <table:table-cell office:value-type="string">
            <text:p>gsm-ForwardingPending</text:p>
          </table:table-cell>
          <table:table-cell table:style-name="ce9" office:value-type="string">
            <text:p>NULL</text:p>
          </table:table-cell>
        </table:table-row>
        <table:table-row table:style-name="ro1">
          <table:table-cell/>
          <table:table-cell office:value-type="string">
            <text:p>initialDPArgExtension</text:p>
          </table:table-cell>
          <table:table-cell table:style-name="ce4" office:value-type="string">
            <text:p>InitialDPArgExtens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connec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destinationRoutingAddress</text:p>
          </table:table-cell>
          <table:table-cell table:style-name="ce4" office:value-type="string">
            <text:p>DestinationRoutingAddress</text:p>
          </table:table-cell>
        </table:table-row>
        <table:table-row table:style-name="ro1">
          <table:table-cell/>
          <table:table-cell office:value-type="string">
            <text:p>alertingPattern</text:p>
          </table:table-cell>
          <table:table-cell office:value-type="string">
            <text:p>AlertingPattern</text:p>
          </table:table-cell>
        </table:table-row>
        <table:table-row table:style-name="ro1">
          <table:table-cell/>
          <table:table-cell office:value-type="string">
            <text:p>originalCalledPartyID</text:p>
          </table:table-cell>
          <table:table-cell office:value-type="string">
            <text:p>OriginalCalledPartyID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/>
          <table:table-cell office:value-type="string">
            <text:p>callingPartysCategory</text:p>
          </table:table-cell>
          <table:table-cell office:value-type="string">
            <text:p>CallingPartysCategory</text:p>
          </table:table-cell>
        </table:table-row>
        <table:table-row table:style-name="ro1">
          <table:table-cell/>
          <table:table-cell office:value-type="string">
            <text:p>redirectingPartyID</text:p>
          </table:table-cell>
          <table:table-cell office:value-type="string">
            <text:p>RedirectingPartyID</text:p>
          </table:table-cell>
        </table:table-row>
        <table:table-row table:style-name="ro1">
          <table:table-cell/>
          <table:table-cell office:value-type="string">
            <text:p>redirectionInformation</text:p>
          </table:table-cell>
          <table:table-cell office:value-type="string">
            <text:p>RedirectionInformation</text:p>
          </table:table-cell>
        </table:table-row>
        <table:table-row table:style-name="ro1">
          <table:table-cell/>
          <table:table-cell office:value-type="string">
            <text:p>genericNumbers</text:p>
          </table:table-cell>
          <table:table-cell office:value-type="string">
            <text:p>GenericNumbers</text:p>
          </table:table-cell>
        </table:table-row>
        <table:table-row table:style-name="ro1">
          <table:table-cell/>
          <table:table-cell office:value-type="string">
            <text:p>suppressionOfAnnouncement</text:p>
          </table:table-cell>
          <table:table-cell office:value-type="string">
            <text:p>SuppressionOfAnnouncement</text:p>
          </table:table-cell>
        </table:table-row>
        <table:table-row table:style-name="ro1">
          <table:table-cell/>
          <table:table-cell office:value-type="string">
            <text:p>oCSIApplicable</text:p>
          </table:table-cell>
          <table:table-cell office:value-type="string">
            <text:p>OCSIApplicable</text:p>
          </table:table-cell>
        </table:table-row>
        <table:table-row table:style-name="ro1">
          <table:table-cell/>
          <table:table-cell office:value-type="string">
            <text:p>na-Info</text:p>
          </table:table-cell>
          <table:table-cell office:value-type="string">
            <text:p>NA-Inf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releaseCal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ause</text:p>
          </table:table-cell>
          <table:table-cell table:style-name="ce4" office:value-type="string">
            <text:p>Caus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eventReportBCS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eventTypeBCSM</text:p>
          </table:table-cell>
          <table:table-cell table:style-name="ce4" office:value-type="string">
            <text:p>EventTypeBCSM</text:p>
          </table:table-cell>
        </table:table-row>
        <table:table-row table:style-name="ro1">
          <table:table-cell/>
          <table:table-cell office:value-type="string">
            <text:p>eventSpecificInformationBCSM</text:p>
          </table:table-cell>
          <table:table-cell table:style-name="ce4" office:value-type="string">
            <text:p>EventSpecificInformationBCSM</text:p>
          </table:table-cell>
        </table:table-row>
        <table:table-row table:style-name="ro1">
          <table:table-cell/>
          <table:table-cell office:value-type="string">
            <text:p>legID</text:p>
          </table:table-cell>
          <table:table-cell table:style-name="ce4" office:value-type="string">
            <text:p>ReceivingSideID</text:p>
          </table:table-cell>
        </table:table-row>
        <table:table-row table:style-name="ro1">
          <table:table-cell/>
          <table:table-cell office:value-type="string">
            <text:p>miscCallInfo</text:p>
          </table:table-cell>
          <table:table-cell table:style-name="ce4" office:value-type="string">
            <text:p>MiscCallInfo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requestReportBCSMEv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bcsmEvents</text:p>
          </table:table-cell>
          <table:table-cell table:style-name="ce4" office:value-type="string">
            <text:p>BCSMEvent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continu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9" office:value-type="string">
            <text:p>&lt;No parameters&g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activityTe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assistRequestInstruction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establishTemporaryConnec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disconnectForwardConnec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connectToResour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resetTim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furnishCharging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applyChargingRe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allResult</text:p>
          </table:table-cell>
          <table:table-cell table:style-name="ce4" office:value-type="string">
            <text:p>CallResul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applyChargin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aChBillingChargingCharacteristics</text:p>
          </table:table-cell>
          <table:table-cell table:style-name="ce4" office:value-type="string">
            <text:p>AChBillingChargingCharacteristics</text:p>
          </table:table-cell>
        </table:table-row>
        <table:table-row table:style-name="ro1">
          <table:table-cell/>
          <table:table-cell office:value-type="string">
            <text:p>partyToCharge</text:p>
          </table:table-cell>
          <table:table-cell table:style-name="ce4" office:value-type="string">
            <text:p>SendingSideID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callInformationRe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callInformationReque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requestedInformationTypeList</text:p>
          </table:table-cell>
          <table:table-cell table:style-name="ce4" office:value-type="string">
            <text:p>RequestedInformationTypeList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/>
          <table:table-cell office:value-type="string">
            <text:p>legID</text:p>
          </table:table-cell>
          <table:table-cell table:style-name="ce4" office:value-type="string">
            <text:p>SendingSideI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sendCharging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specializedResourceRe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playAnnouncem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promptAndCollectUser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cance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 table:number-rows-repeated="65393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Да</number:text>
    </number:number-style>
    <number:number-style style:name="N142P1" style:volatile="true">
      <number:text>Да</number:text>
    </number:number-style>
    <number:number-style style:name="N142">
      <number:text>Нет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Истина</number:text>
    </number:number-style>
    <number:number-style style:name="N144P1" style:volatile="true">
      <number:text>Истина</number:text>
    </number:number-style>
    <number:number-style style:name="N144">
      <number:text>Ложь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Вкл</number:text>
    </number:number-style>
    <number:number-style style:name="N146P1" style:volatile="true">
      <number:text>Вкл</number:text>
    </number:number-style>
    <number:number-style style:name="N146">
      <number:text>Выкл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8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" style:display-name="20% - Акцент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" style:display-name="20% - Акцент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" style:display-name="20% - Акцент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" style:display-name="2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" style:display-name="20% - Акцент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" style:display-name="20% - Акцент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" style:display-name="40% - Акцент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" style:display-name="40% - Акцент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" style:display-name="40% - Акцент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" style:display-name="4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" style:display-name="40% - Акцент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" style:display-name="40% - Акцент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" style:display-name="60% - Акцент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" style:display-name="60% - Акцент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" style:display-name="60% - Акцент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" style:display-name="60% - 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" style:display-name="60% - 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" style:display-name="60% - Акцент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" style:display-name="Акцент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" style:display-name="Акцент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" style:display-name="Акцент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" style:display-name="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" style:display-name="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" style:display-name="Акцент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" style:display-name="Ввод 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" style:display-name="Вывод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" style:display-name="Вычисление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" style:display-name="Заголовок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" style:display-name="Заголовок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" style:display-name="Заголовок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" style:display-name="Заголовок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" style:display-name="Итог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" style:display-name="Контрольная ячейка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" style:display-name="Название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" style:display-name="Нейтральный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" style:display-name="Плохой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" style:display-name="Пояснение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" style:display-name="Примечание 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" style:display-name="Связанная ячейка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" style:display-name="Текст предупреждения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" style:display-name="Хороший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" style:display-name="20% - Акцент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" style:display-name="20% - Акцент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" style:display-name="20% - Акцент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" style:display-name="2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" style:display-name="20% - Акцент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" style:display-name="20% - Акцент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" style:display-name="40% - Акцент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" style:display-name="40% - Акцент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" style:display-name="40% - Акцент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" style:display-name="4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" style:display-name="40% - Акцент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" style:display-name="40% - Акцент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" style:display-name="60% - Акцент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" style:display-name="60% - Акцент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" style:display-name="60% - Акцент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" style:display-name="60% - 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" style:display-name="60% - 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" style:display-name="60% - Акцент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" style:display-name="Акцент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" style:display-name="Акцент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" style:display-name="Акцент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" style:display-name="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" style:display-name="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" style:display-name="Акцент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" style:display-name="Ввод 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" style:display-name="Вывод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" style:display-name="Вычисление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" style:display-name="Заголовок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" style:display-name="Заголовок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" style:display-name="Заголовок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" style:display-name="Заголовок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" style:display-name="Итог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" style:display-name="Контрольная ячейка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" style:display-name="Название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" style:display-name="Нейтральный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" style:display-name="Плохой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" style:display-name="Пояснение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" style:display-name="Примечание 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" style:display-name="Связанная ячейка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" style:display-name="Текст предупреждения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" style:display-name="Хороший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" style:display-name="20% - Акцент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" style:display-name="20% - Акцент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" style:display-name="20% - Акцент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" style:display-name="2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" style:display-name="20% - Акцент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" style:display-name="20% - Акцент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" style:display-name="40% - Акцент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" style:display-name="40% - Акцент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" style:display-name="40% - Акцент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" style:display-name="4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" style:display-name="40% - Акцент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" style:display-name="40% - Акцент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" style:display-name="60% - Акцент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" style:display-name="60% - Акцент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" style:display-name="60% - Акцент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" style:display-name="60% - 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" style:display-name="60% - 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" style:display-name="60% - Акцент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" style:display-name="Акцент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" style:display-name="Акцент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" style:display-name="Акцент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" style:display-name="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" style:display-name="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" style:display-name="Акцент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" style:display-name="Ввод 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" style:display-name="Вывод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" style:display-name="Вычисление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" style:display-name="Заголовок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" style:display-name="Заголовок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" style:display-name="Заголовок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" style:display-name="Заголовок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" style:display-name="Итог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" style:display-name="Контрольная ячейка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" style:display-name="Название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" style:display-name="Нейтральный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" style:display-name="Плохой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" style:display-name="Пояснение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" style:display-name="Примечание 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" style:display-name="Связанная ячейка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" style:display-name="Текст предупреждения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" style:display-name="Хороший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8">28.12.2011</text:date>, <text:time>22:0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P_20_param" style:display-name="PageStyle_MAP par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AP_20_-_20_param" style:display-name="PageStyle_INAP - pa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_20_-_20_param" style:display-name="PageStyle_CAP - pa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_20_-_20_operations" style:display-name="PageStyle_CAP - 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it Bhayani</meta:initial-creator>
    <meta:creation-date>2011-11-17T09:55:32</meta:creation-date>
    <dc:date>2011-12-28T22:01:06.35</dc:date>
    <meta:editing-duration>PT22H24M06S</meta:editing-duration>
    <meta:editing-cycles>269</meta:editing-cycles>
    <meta:generator>OpenOffice.org/3.0$Win32 OpenOffice.org_project/300m9$Build-9358</meta:generator>
    <meta:document-statistic meta:table-count="4" meta:cell-count="492" meta:object-count="0"/>
    <meta:user-defined meta:name="Поле 1"/>
    <meta:user-defined meta:name="Поле 2"/>
    <meta:user-defined meta:name="Поле 3"/>
    <meta:user-defined meta:name="Поле 4"/>
  </office:meta>
</office:document-meta>
</file>